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B5000001324FDFEA2F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</style:style>
    <style:style style:name="P2" style:family="paragraph" style:parent-style-name="Header">
      <style:text-properties fo:font-size="2pt" style:font-size-asian="2pt" style:font-size-complex="2pt"/>
    </style:style>
    <style:style style:name="P3" style:family="paragraph" style:parent-style-name="Header">
      <style:paragraph-properties fo:text-align="center" style:justify-single-word="false" style:snap-to-layout-grid="false"/>
      <style:text-properties fo:language="ro" fo:country="RO"/>
    </style:style>
    <style:style style:name="P4" style:family="paragraph" style:parent-style-name="Standard">
      <style:paragraph-properties fo:orphans="0" fo:widows="0" style:text-autospace="none"/>
    </style:style>
    <style:style style:name="P5" style:family="paragraph" style:parent-style-name="Standard">
      <style:paragraph-properties fo:orphans="0" fo:widows="0" style:text-autospace="none"/>
      <style:text-properties fo:color="#000000" fo:font-size="11pt" fo:language="ro" fo:country="RO" style:font-size-asian="11pt" style:font-size-complex="11pt"/>
    </style:style>
    <style:style style:name="P6" style:family="paragraph" style:parent-style-name="Standard">
      <style:paragraph-properties fo:orphans="0" fo:widows="0" style:text-autospace="none"/>
      <style:text-properties fo:color="#000000" fo:font-size="10pt" fo:language="ro" fo:country="RO" style:font-size-asian="10pt" style:font-size-complex="10pt"/>
    </style:style>
    <style:style style:name="P7" style:family="paragraph" style:parent-style-name="Standard">
      <style:paragraph-properties fo:text-align="center" style:justify-single-word="false" fo:orphans="0" fo:widows="0" style:text-autospace="none"/>
      <style:text-properties fo:color="#000000" fo:font-size="10pt" fo:language="ro" fo:country="RO" style:font-size-asian="10pt" style:font-size-complex="10pt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fo:color="#000000" fo:font-size="10pt" fo:language="ro" fo:country="RO" fo:font-weight="bold" style:font-size-asian="10pt" style:font-weight-asian="bold" style:font-size-complex="10pt"/>
    </style:style>
    <style:style style:name="P9" style:family="paragraph" style:parent-style-name="Standard">
      <style:paragraph-properties fo:orphans="0" fo:widows="0" style:text-autospace="none"/>
      <style:text-properties fo:color="#000000" fo:font-size="10pt" fo:language="ro" fo:country="RO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 fo:orphans="0" fo:widows="0" style:text-autospace="none"/>
    </style:style>
    <style:style style:name="P11" style:family="paragraph" style:parent-style-name="Standard">
      <style:paragraph-properties fo:margin-left="0.5in" fo:margin-right="0in" fo:orphans="0" fo:widows="0" fo:text-indent="0in" style:auto-text-indent="false" style:text-autospace="none"/>
      <style:text-properties fo:color="#000000" fo:font-size="10pt" fo:language="ro" fo:country="RO" style:font-size-asian="10pt" style:font-size-complex="10pt"/>
    </style:style>
    <style:style style:name="P12" style:family="paragraph" style:parent-style-name="Standard" style:master-page-name="Standard">
      <style:paragraph-properties fo:orphans="0" fo:widows="0" style:page-number="auto" style:text-autospace="none"/>
    </style:style>
    <style:style style:name="P13" style:family="paragraph" style:parent-style-name="Standard">
      <style:paragraph-properties fo:orphans="0" fo:widows="0" style:text-autospace="none"/>
      <style:text-properties fo:color="#000000" fo:font-size="10pt" fo:language="ro" fo:country="RO" style:font-size-asian="10pt" style:font-size-complex="10pt"/>
    </style:style>
    <style:style style:name="P14" style:family="paragraph" style:parent-style-name="Standard">
      <style:paragraph-properties fo:text-align="start" style:justify-single-word="false" fo:orphans="0" fo:widows="0" style:text-autospace="none"/>
      <style:text-properties fo:color="#000000" fo:font-size="10pt" fo:language="ro" fo:country="RO" style:font-size-asian="10pt" style:font-size-complex="10pt"/>
    </style:style>
    <style:style style:name="T1" style:family="text">
      <style:text-properties fo:color="#000000" fo:font-size="11pt" fo:language="ro" fo:country="RO" style:font-size-asian="11pt" style:font-size-complex="11pt"/>
    </style:style>
    <style:style style:name="T2" style:family="text">
      <style:text-properties fo:color="#000000" fo:font-size="11pt" fo:language="ro" fo:country="RO" fo:font-style="italic" style:font-size-asian="11pt" style:font-style-asian="italic" style:font-size-complex="11pt"/>
    </style:style>
    <style:style style:name="T3" style:family="text">
      <style:text-properties fo:color="#000000" fo:font-size="10pt" fo:language="ro" fo:country="RO" style:font-size-asian="10pt" style:font-size-complex="10pt"/>
    </style:style>
    <style:style style:name="T4" style:family="text">
      <style:text-properties fo:color="#000000" fo:font-size="10pt" fo:language="ro" fo:country="RO" fo:font-weight="bold" style:font-size-asian="10pt" style:font-weight-asian="bold" style:font-size-complex="10pt"/>
    </style:style>
    <style:style style:name="T5" style:family="text">
      <style:text-properties fo:color="#000000" fo:font-size="10pt" fo:language="ro" fo:country="RO" fo:font-weight="bold" style:font-size-asian="10pt" style:font-weight-asian="bold" style:font-size-complex="10pt" style:font-weight-complex="bold"/>
    </style:style>
    <style:style style:name="T6" style:family="text">
      <style:text-properties fo:color="#000000" fo:font-size="10pt" fo:language="ro" fo:country="RO" fo:font-weight="bold" officeooo:rsid="001e3abc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language="ro" fo:country="RO" fo:font-weight="bold" style:font-size-asian="10pt" style:font-weight-asian="bold" style:font-size-complex="10pt" style:font-weight-complex="bold"/>
    </style:style>
    <style:style style:name="T9" style:family="text">
      <style:text-properties officeooo:rsid="001e3abc"/>
    </style:style>
    <style:style style:name="T10" style:family="text">
      <style:text-properties officeooo:rsid="001ff588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UNIVERSITATEA </text:span><text:span text:style-name="T2">Politehnica</text:span><text:span text:style-name="T1"> din BUCUREŞTI<text:tab/><text:tab/><text:tab/><text:tab/><text:tab/> <text:s text:c="6"/>Anexa I</text:span></text:p>
      <text:p text:style-name="P5">FACULATATEA DE AUTOMATICĂ ŞI CALCULATOARE</text:p>
      <text:p text:style-name="P5">CATEDRA CALCULATOARE</text:p>
      <text:p text:style-name="P5"/>
      <text:p text:style-name="P5"/>
      <text:p text:style-name="P5"/>
      <text:p text:style-name="P8">TEMA</text:p>
      <text:p text:style-name="P8"/>
      <text:p text:style-name="P8"/>
      <text:p text:style-name="P8"/>
      <text:p text:style-name="P4"><text:span text:style-name="T3">Proiectului de diplomă cu titlul: </text:span><text:span text:style-name="T4">TODO</text:span></text:p>
      <text:p text:style-name="P4"><text:span text:style-name="T3">Student: </text:span><text:span text:style-name="T6">Tudor Vișan</text:span></text:p>
      <text:p text:style-name="P6">Date de contact:</text:p>
      <text:p text:style-name="P4"><text:span text:style-name="T3"><text:tab/>Email: </text:span><text:a xlink:type="simple" xlink:href="mailto:tudor.visan@cti.pub.ro"><text:span text:style-name="T6">tudor.visan@cti.pub.ro</text:span></text:a></text:p>
      <text:p text:style-name="P4"><text:span text:style-name="T3"><text:tab/>Telefon: </text:span><text:span text:style-name="T6">0723367053</text:span></text:p>
      <text:p text:style-name="P6"/>
      <text:p text:style-name="P6"/>
      <text:p text:style-name="P6">1. Specificarea temei:</text:p>
      <text:p text:style-name="P6"><text:s text:c="14"/><text:span text:style-name="T9">Protocol low-power </text:span><text:span text:style-name="T10">de comunicație pentru rețele de senzori wireless Sparrow v3</text:span></text:p>
      <text:p text:style-name="P7"/>
      <text:p text:style-name="P7"/>
      <text:p text:style-name="P6">2. Conţinutul lucrării scrise (cuprins preliminar):</text:p>
      <text:p text:style-name="P11">a) <text:span text:style-name="T10">Introducere</text:span></text:p>
      <text:p text:style-name="P11">b) <text:span text:style-name="T10">State of the art</text:span></text:p>
      <text:p text:style-name="P11">c) TODO</text:p>
      <text:p text:style-name="P11">d) TODO</text:p>
      <text:p text:style-name="P11">e) TODO</text:p>
      <text:p text:style-name="P6"/>
      <text:p text:style-name="P6">3. Bibliografie minimala (se vor preciza minim 3 titluri):</text:p>
      <text:p text:style-name="P14"><text:tab/>1. TODO</text:p>
      <text:p text:style-name="P14"><text:tab/>2. TODO</text:p>
      <text:p text:style-name="P10"><text:span text:style-name="T3"><text:tab/>3. TODO</text:span><text:span text:style-name="T7"> </text:span></text:p>
      <text:p text:style-name="P4"/>
      <text:p text:style-name="P6">4. Data primirii temei de către student: <text:span text:style-name="T9">14 ianuarie 2014</text:span></text:p>
      <text:p text:style-name="P7"/>
      <text:p text:style-name="P6"/>
      <text:p text:style-name="P7"/>
      <text:p text:style-name="P6">Coordonator,<text:tab/><text:tab/><text:tab/><text:tab/><text:tab/><text:tab/><text:tab/>Sef catedra,</text:p>
      <text:p text:style-name="P9"><text:tab/><text:span text:style-name="T9">Andrei Voinescu</text:span><text:tab/><text:tab/><text:tab/><text:tab/><text:tab/><text:tab/><text:tab/>Prof. dr. ing. Nicolae Țăpuș</text:p>
      <text:p text:style-name="P6"/>
      <text:p text:style-name="P4"><text:span text:style-name="T3">……………………………</text:span><text:span text:style-name="T3"><text:tab/><text:tab/><text:tab/><text:tab/><text:tab/>………………………….</text:span></text:p>
      <text:p text:style-name="P7"/>
      <text:p text:style-name="P7"/>
      <text:p text:style-name="P7"/>
      <text:p text:style-name="P6">Decan,<text:tab/><text:tab/><text:tab/><text:tab/><text:tab/><text:tab/><text:tab/><text:tab/>Student,</text:p>
      <text:p text:style-name="P4"><text:span text:style-name="T8">Prof. dr. ing. Adina Florea<text:tab/><text:tab/><text:tab/><text:tab/><text:tab/></text:span><text:span text:style-name="T6">Tudor Vișan</text:span></text:p>
      <text:p text:style-name="P6"><text:tab/><text:tab/><text:tab/><text:tab/><text:tab/><text:tab/><text:tab/><text:tab/></text:p>
      <text:p text:style-name="P4"><text:span text:style-name="T3">……………………………</text:span><text:span text:style-name="T3"><text:tab/><text:tab/><text:tab/><text:tab/><text:tab/>……………………………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ont_20_de_20_paragraf_20_implicit" style:display-name="Font de paragraf implicit" style:family="text"/>
    <style:style style:name="_20_Char_20_Char1" style:display-name=" Char Char1" style:family="text" style:parent-style-name="Font_20_de_20_paragraf_20_implicit">
      <style:text-properties fo:font-size="12pt" fo:language="en" fo:country="US" style:font-size-asian="12pt" style:font-size-complex="12pt" style:language-complex="ar" style:country-complex="S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465in" fo:margin-left="-0.075in" table:align="left" style:writing-mode="lr-tb"/>
    </style:style>
    <style:style style:name="Table1.A" style:family="table-column">
      <style:table-column-properties style:column-width="1.2563in"/>
    </style:style>
    <style:style style:name="Table1.B" style:family="table-column">
      <style:table-column-properties style:column-width="5.3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style:snap-to-layout-grid="false"/>
    </style:style>
    <style:style style:name="MP2" style:family="paragraph" style:parent-style-name="Header">
      <style:text-properties fo:font-size="2pt" style:font-size-asian="2pt" style:font-size-complex="2pt"/>
    </style:style>
    <style:style style:name="MP3" style:family="paragraph" style:parent-style-name="Header">
      <style:paragraph-properties fo:text-align="center" style:justify-single-word="false" style:snap-to-layout-grid="false"/>
      <style:text-properties fo:language="ro" fo:country="RO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5in" fo:margin-bottom="0.7874in" fo:margin-left="0.9846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846in" fo:margin-left="0in" fo:margin-right="0in" fo:margin-bottom="0.4457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9846in" fo:margin-bottom="0.7874in" fo:margin-left="0.9846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draw:frame draw:style-name="Mfr1" draw:name="graphics1" text:anchor-type="as-char" svg:width="0.9492in" svg:height="0.4252in" draw:z-index="0"><draw:image xlink:href="Pictures/10000000000002B5000001324FDFEA2F.png" xlink:type="simple" xlink:show="embed" xlink:actuate="onLoad"/></draw:frame></text:p>
              <text:p text:style-name="MP2"/>
            </table:table-cell>
            <table:table-cell table:style-name="Table1.A1" office:value-type="string">
              <text:p text:style-name="MP3">Universitatea “Politehnica” din Bucureşti, Facultatea de Automatică şi Calculatoare, Catedra de Calculatoare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TATEA Politehnica din BUCUREŞTI</dc:title>
    <meta:initial-creator>Valentin Cristea</meta:initial-creator>
    <meta:creation-date>2009-01-20T10:40:00</meta:creation-date>
    <dc:creator>Tudor </dc:creator>
    <dc:date>2014-01-14T16:29:09</dc:date>
    <meta:editing-cycles>9</meta:editing-cycles>
    <meta:editing-duration>PT3M26S</meta:editing-duration>
    <meta:generator>LibreOffice/4.0.2.2$Linux_X86_64 LibreOffice_project/400m0$Build-2</meta:generator>
    <meta:document-statistic meta:table-count="1" meta:image-count="1" meta:object-count="0" meta:page-count="1" meta:paragraph-count="31" meta:word-count="123" meta:character-count="924" meta:non-whitespace-character-count="759"/>
    <meta:user-defined meta:name="Info 1"/>
    <meta:user-defined meta:name="Info 2"/>
    <meta:user-defined meta:name="Info 3"/>
    <meta:user-defined meta:name="Info 4"/>
  </office:meta>
</office:document-meta>
</file>